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1" svg:font-family="'Times New Roman'"/>
    <style:font-face style:name="Times-Roman" svg:font-family="Times-Roman, Times" style:font-family-generic="swiss"/>
    <style:font-face style:name="Verdana-Bold" svg:font-family="Verdana-Bold, Verdana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.0626in" fo:margin-right="0in" fo:text-indent="-0.0626in" style:auto-text-indent="false"/>
    </style:style>
    <style:style style:name="P2" style:family="paragraph" style:parent-style-name="Standard">
      <style:paragraph-properties fo:margin-left="0.0626in" fo:margin-right="0in" fo:text-indent="-0.0626in" style:auto-text-indent="false"/>
      <style:text-properties fo:color="#000000" style:font-name="Arial" fo:font-size="10pt" style:font-size-asian="10pt" style:font-name-complex="Verdana" style:font-size-complex="10pt"/>
    </style:style>
    <style:style style:name="P3" style:family="paragraph" style:parent-style-name="Standard">
      <style:paragraph-properties fo:margin-left="0.0626in" fo:margin-right="0in" fo:text-indent="-0.0626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fo:color="#000000" style:font-name="Arial" fo:font-size="10pt" style:font-size-asian="10pt" style:font-name-complex="Times-Roman" style:font-size-complex="10pt"/>
    </style:style>
    <style:style style:name="P7" style:family="paragraph" style:parent-style-name="Standard">
      <style:paragraph-properties fo:margin-top="0in" fo:margin-bottom="0in" fo:orphans="0" fo:widows="0" style:text-autospace="none"/>
      <style:text-properties fo:color="#000000" style:font-name="Arial" fo:font-size="10pt" style:font-size-asian="10pt" style:font-name-complex="Times-Roman" style:font-size-complex="10pt"/>
    </style:style>
    <style:style style:name="P8" style:family="paragraph" style:parent-style-name="Standard">
      <style:paragraph-properties fo:margin-top="0in" fo:margin-bottom="0in" fo:orphans="0" fo:widows="0" style:text-autospace="none"/>
      <style:text-properties fo:color="#000000" style:font-name="Arial" fo:font-size="10pt" style:font-size-asian="10pt" style:font-name-complex="Verdana" style:font-size-complex="10pt"/>
    </style:style>
    <style:style style:name="P9" style:family="paragraph" style:parent-style-name="Standard">
      <style:paragraph-properties fo:margin-top="0in" fo:margin-bottom="0in" fo:orphans="0" fo:widows="0" style:text-autospace="none"/>
      <style:text-properties fo:color="#000000" style:font-name="Arial" fo:font-size="10pt" fo:font-style="italic" style:font-size-asian="10pt" style:font-style-asian="italic" style:font-name-complex="Times-Roman" style:font-size-complex="10pt" style:font-style-complex="italic"/>
    </style:style>
    <style:style style:name="P10" style:family="paragraph" style:parent-style-name="Standard">
      <style:paragraph-properties fo:margin-top="0in" fo:margin-bottom="0in" fo:orphans="0" fo:widows="0" style:text-autospace="none"/>
      <style:text-properties fo:color="#000000" style:font-name="Arial" fo:font-size="10pt" fo:font-weight="bold" style:font-size-asian="10pt" style:font-weight-asian="bold" style:font-name-complex="Times-Roman" style:font-size-complex="10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fo:font-weight="bold" style:font-size-asian="10pt" style:font-weight-asian="bold" style:font-name-complex="Verdana-Bold" style:font-size-complex="10pt" style:font-weight-complex="bold"/>
    </style:style>
    <style:style style:name="P13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top="0in" fo:margin-bottom="0in" fo:orphans="0" fo:widows="0" style:text-autospace="none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top="0in" fo:margin-bottom="0in" fo:line-height="150%" fo:orphans="0" fo:widows="0" style:text-autospace="none"/>
      <style:text-properties style:font-name="Arial" fo:font-size="10pt" fo:font-weight="normal" style:font-size-asian="10pt" style:font-weight-asian="normal" style:font-name-complex="Verdana-Bold" style:font-size-complex="10pt" style:font-weight-complex="normal"/>
    </style:style>
    <style:style style:name="P17" style:family="paragraph" style:parent-style-name="Standard">
      <style:paragraph-properties fo:margin-top="0in" fo:margin-bottom="0in" fo:line-height="150%" fo:orphans="0" fo:widows="0" fo:break-before="page" style:text-autospace="none"/>
      <style:text-properties style:font-name="Arial" fo:font-size="10pt" fo:font-weight="bold" style:font-size-asian="10pt" style:font-weight-asian="bold" style:font-name-complex="Verdana-Bold" style:font-size-complex="10pt" style:font-weight-complex="bold"/>
    </style:style>
    <style:style style:name="P18" style:family="paragraph" style:parent-style-name="Standard">
      <style:paragraph-properties fo:margin-top="0in" fo:margin-bottom="0in" fo:orphans="0" fo:widows="0" fo:break-before="page" style:text-autospace="none"/>
      <style:text-properties fo:color="#000000" style:font-name="Arial" fo:font-size="10pt" fo:font-weight="bold" style:font-size-asian="10pt" style:font-weight-asian="bold" style:font-name-complex="Times-Roman" style:font-size-complex="10pt" style:font-weight-complex="bold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Arial" fo:font-size="10pt" style:font-size-asian="10pt" style:font-size-complex="10pt"/>
    </style:style>
    <style:style style:name="P20" style:family="paragraph" style:parent-style-name="Heading_20_1">
      <style:text-properties fo:color="#ff0000" style:font-name="Arial" fo:font-size="10pt" style:font-size-asian="10pt" style:font-size-complex="10pt"/>
    </style:style>
    <style:style style:name="P21" style:family="paragraph" style:parent-style-name="Standard" style:list-style-name="WW8Num2">
      <style:paragraph-properties fo:margin-top="0in" fo:margin-bottom="0in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fo:color="#000000" style:font-name="Arial" fo:font-size="10pt" style:font-size-asian="10pt" style:font-name-complex="Times-Roman" style:font-size-complex="10pt"/>
    </style:style>
    <style:style style:name="P23" style:family="paragraph" style:parent-style-name="Standard">
      <style:paragraph-properties fo:margin-top="0in" fo:margin-bottom="0in" fo:line-height="150%" fo:orphans="0" fo:widows="0" style:text-autospace="none">
        <style:tab-stops>
          <style:tab-stop style:position="6in"/>
        </style:tab-stops>
      </style:paragraph-properties>
      <style:text-properties fo:color="#000000" style:font-name="Arial" fo:font-size="10pt" fo:font-weight="bold" style:font-size-asian="10pt" style:font-weight-asian="bold" style:font-name-complex="Times-Roman" style:font-size-complex="10pt" style:font-weight-complex="bold"/>
    </style:style>
    <style:style style:name="P24" style:family="paragraph">
      <style:paragraph-properties fo:text-align="start"/>
      <style:text-properties style:text-line-through-style="none" fo:font-style="normal" style:text-underline-style="none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fo:color="#1a1a1a" style:text-line-through-style="none" style:font-name="Times New Roman1" fo:font-size="12pt" fo:font-style="normal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font-name-complex="Verdana"/>
    </style:style>
    <style:style style:name="T3" style:family="text">
      <style:text-properties fo:color="#000000" style:text-underline-style="none" fo:font-weight="normal" style:font-weight-asian="normal" style:font-name-complex="Verdana-Bold" style:font-weight-complex="normal"/>
    </style:style>
    <style:style style:name="T4" style:family="text">
      <style:text-properties fo:color="#000000" style:text-underline-style="none" fo:font-weight="normal" style:font-weight-asian="normal" style:font-name-complex="Times-Roman" style:font-weight-complex="normal"/>
    </style:style>
    <style:style style:name="T5" style:family="text">
      <style:text-properties fo:color="#000000" style:font-name="Arial" fo:font-size="10pt" style:font-size-asian="10pt" style:font-name-complex="Verdana" style:font-size-complex="10pt"/>
    </style:style>
    <style:style style:name="T6" style:family="text">
      <style:text-properties fo:color="#000000" style:font-name="Arial" fo:font-size="10pt" style:text-underline-style="none" fo:font-weight="normal" style:font-size-asian="10pt" style:font-weight-asian="normal" style:font-name-complex="Verdana" style:font-size-complex="10pt" style:font-weight-complex="normal"/>
    </style:style>
    <style:style style:name="T7" style:family="text">
      <style:text-properties fo:color="#000000" fo:font-weight="normal" style:font-weight-asian="normal" style:font-name-complex="Verdana-Bold" style:font-weight-complex="normal"/>
    </style:style>
    <style:style style:name="T8" style:family="text">
      <style:text-properties fo:color="#000000" style:font-name-complex="Times-Roman"/>
    </style:style>
    <style:style style:name="T9" style:family="text">
      <style:text-properties fo:color="#000000" fo:font-style="italic" style:font-style-asian="italic" style:font-name-complex="Times-Roman" style:font-style-complex="italic"/>
    </style:style>
    <style:style style:name="T10" style:family="text">
      <style:text-properties style:font-name-complex="Verdana-Bold"/>
    </style:style>
    <style:style style:name="T11" style:family="text">
      <style:text-properties fo:font-weight="normal" style:font-weight-asian="normal" style:font-name-complex="Verdana-Bold" style:font-weight-complex="normal"/>
    </style:style>
    <style:style style:name="T12" style:family="text">
      <style:text-properties style:font-name="Arial" fo:font-size="10pt" style:font-size-asian="10pt" style:font-name-complex="Verdana" style:font-size-complex="10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0pt" fo:font-weight="normal" style:font-size-asian="10pt" style:font-weight-asian="normal" style:font-name-complex="Verdana" style:font-size-complex="10pt" style:font-weight-complex="normal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ffffff" fo:border="#000000" style:wrap="run-through" style:number-wrapped-paragraphs="no-limit" style:vertical-pos="from-top" style:horizontal-pos="from-left" style:horizontal-rel="char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extBox1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OptionButton1" form:control-implementation="ooo:com.sun.star.form.component.RadioButton" form:id="control3" form:label="Yes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1" form:control-implementation="ooo:com.sun.star.form.component.RadioButton" form:id="control4" form:label="N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2" form:control-implementation="ooo:com.sun.star.form.component.RadioButton" form:id="control5" form:label="Male" form:current-selected="tru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2" form:control-implementation="ooo:com.sun.star.form.component.RadioButton" form:id="control6" form:label="Femal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TextBox1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" form:control-implementation="ooo:com.sun.star.form.component.CheckBox" form:id="control20" form:label="Pacific Island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1" form:label="Ot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Box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Box" form:control-implementation="ooo:com.sun.star.form.component.CheckBox" form:id="control23" form:label="Decline identificatio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4" form:label="African Americ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5" form:label="Alaskan Nativ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6" form:label="Asi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7" form:label="Caucasi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8" form:label="Native American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29" form:label="Hispanic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Box1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1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2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4" form:max-length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Box1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OptionButton" form:control-implementation="ooo:com.sun.star.form.component.RadioButton" form:id="control37" form:label="freshma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" form:control-implementation="ooo:com.sun.star.form.component.RadioButton" form:id="control38" form:label="sophomor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" form:control-implementation="ooo:com.sun.star.form.component.RadioButton" form:id="control39" form:label="junio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OptionButton" form:control-implementation="ooo:com.sun.star.form.component.RadioButton" form:id="control40" form:label="senior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checkbox form:name="CheckBox" form:control-implementation="ooo:com.sun.star.form.component.CheckBox" form:id="control41" form:label="Professo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2" form:label="Career Services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3" form:label="Adviso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4" form:label="Post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5" form:label="SGN websit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Box" form:control-implementation="ooo:com.sun.star.form.component.CheckBox" form:id="control46" form:label="Ot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Box1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Box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oinformatics Summer Internship 2009</text:p>
      <text:p text:style-name="P11">The Boyce Thompson Institute at Cornell University</text:p>
      <text:p text:style-name="P11">Undergraduate Application Form</text:p>
      <text:p text:style-name="P11"/>
      <text:h text:style-name="P20" text:outline-level="1">Application materials are due by March 15, 2009</text:h>
      <text:p text:style-name="P4"/>
      <text:p text:style-name="P5">Please submit the following:</text:p>
      <text:list text:style-name="WW8Num2">
        <text:list-item>
          <text:p text:style-name="P21">This application</text:p>
        </text:list-item>
        <text:list-item>
          <text:p text:style-name="P21">An unofficial copy of your current transcript</text:p>
        </text:list-item>
        <text:list-item>
          <text:p text:style-name="P21">An essay that describes your interest in this internship including career goals and what you hope to gain.</text:p>
        </text:list-item>
        <text:list-item>
          <text:p text:style-name="P21"><text:span text:style-name="T1">Two</text:span> confidential letters of recommendation from faculty who are familiar with your academic work.</text:p>
        </text:list-item>
      </text:list>
      <text:p text:style-name="P19"/>
      <text:p text:style-name="P8">There are two options for submitting the application. <text:s/>You can either:</text:p>
      <text:p text:style-name="P8"/>
      <text:p text:style-name="P3"><text:span text:style-name="T2">-Print out the completed form and mail it in one envelope with all other application materials to </text:span>Dr. Joyce Van Eck, The Boyce Thompson Institute, Tower Road, Ithaca, NY 14853</text:p>
      <text:p text:style-name="P2"/>
      <text:p text:style-name="P1"><text:span text:style-name="T5">-Or </text:span><text:span text:style-name="T12">e-mail the completed form as an attachment to</text:span><text:span text:style-name="T13"> </text:span><text:a xlink:type="simple" xlink:href="mailto:jv27@cornell.edu"><text:span text:style-name="Internet_20_link"><text:span text:style-name="T16">jv27@cornell.edu</text:span></text:span></text:a><text:a xlink:type="simple" xlink:href="mailto:jv27@cornell.edu"><text:span text:style-name="Internet_20_link"><text:span text:style-name="T6"> </text:span></text:span></text:a><text:span text:style-name="T12">. <text:s/>Your application document should be named with your Last Name, followed by First Name. <text:s/>If you choose this option, you will have to send your recommendation letters through the mail to Dr. Van Eck at the address listed above.</text:span></text:p>
      <text:p text:style-name="P5"/>
      <text:p text:style-name="Standard"><text:span text:style-name="T14">For questions regarding the application or the internship, contact Dr. Joyce Van Eck at </text:span><text:a xlink:type="simple" xlink:href="mailto:jv27@cornell.edu"><text:span text:style-name="Internet_20_link"><text:span text:style-name="T15">jv27@cornell.edu</text:span></text:span></text:a><text:span text:style-name="T14"> or 607-254-1284.</text:span></text:p>
      <text:p text:style-name="P17">General Information</text:p>
      <text:p text:style-name="P12"/>
      <text:p text:style-name="P13"><text:span text:style-name="T10">Name: </text:span><text:span text:style-name="T10"><draw:control text:anchor-type="as-char" draw:z-index="0" draw:style-name="gr1" draw:text-style-name="P24" svg:width="6.4768in" svg:height="0.1894in" draw:control="control1"/></text:span><text:span text:style-name="T10"> </text:span></text:p>
      <text:p text:style-name="P13"><text:span text:style-name="T10">Email address: </text:span><text:span text:style-name="T10"><draw:control text:anchor-type="as-char" draw:z-index="1" draw:style-name="gr1" draw:text-style-name="P24" svg:width="5.9504in" svg:height="0.1894in" draw:control="control2"/></text:span></text:p>
      <text:p text:style-name="P13"><text:span text:style-name="T10">Date of birth: </text:span><text:span text:style-name="T10"><draw:control text:anchor-type="as-char" draw:z-index="2" draw:style-name="gr1" draw:text-style-name="P24" svg:width="6.085in" svg:height="0.1894in" draw:control="control8"/></text:span></text:p>
      <text:p text:style-name="P13"><text:span text:style-name="T7">Are you a U.S. citizen or permanent resident? <text:s text:c="3"/></text:span><text:span text:style-name="T7"><draw:control text:anchor-type="as-char" draw:z-index="3" draw:style-name="gr2" draw:text-style-name="P25" svg:width="0.5331in" svg:height="0.1669in" draw:control="control3"/></text:span><text:span text:style-name="T7"> </text:span><text:span text:style-name="T7"><draw:control text:anchor-type="as-char" svg:y="-0.1429in" draw:z-index="4" draw:style-name="gr3" draw:text-style-name="P25" svg:width="0.5185in" svg:height="0.1669in" draw:control="control4"/></text:span></text:p>
      <text:p text:style-name="P13"><text:span text:style-name="T8">Gender: </text:span><text:span text:style-name="T8"><draw:control text:anchor-type="as-char" draw:z-index="5" draw:style-name="gr2" draw:text-style-name="P25" svg:width="0.5394in" svg:height="0.2114in" draw:control="control5"/></text:span><text:span text:style-name="T8"> </text:span><text:span text:style-name="T8"><draw:control text:anchor-type="as-char" draw:z-index="6" draw:style-name="gr2" draw:text-style-name="P25" svg:width="0.7551in" svg:height="0.2114in" draw:control="control6"/></text:span></text:p>
      <text:p text:style-name="P16">Racial or ethnic background (Check all that apply):</text:p>
      <text:p text:style-name="P14"><text:span text:style-name="T11"><draw:control text:anchor-type="as-char" draw:z-index="23" draw:style-name="gr2" draw:text-style-name="P25" svg:width="1.4343in" svg:height="0.2114in" draw:control="control24"/></text:span><text:span text:style-name="T11"><draw:control text:anchor-type="as-char" draw:z-index="24" draw:style-name="gr2" draw:text-style-name="P25" svg:width="1.2787in" svg:height="0.2114in" draw:control="control25"/></text:span><text:span text:style-name="T11"> </text:span><text:span text:style-name="T11"><draw:control text:anchor-type="as-char" draw:z-index="25" draw:style-name="gr2" draw:text-style-name="P25" svg:width="0.6122in" svg:height="0.2114in" draw:control="control26"/></text:span><text:span text:style-name="T11"> </text:span><text:span text:style-name="T11"><draw:control text:anchor-type="as-char" draw:z-index="26" draw:style-name="gr2" draw:text-style-name="P25" svg:width="1.0012in" svg:height="0.2114in" draw:control="control27"/></text:span><text:span text:style-name="T11"> </text:span><text:span text:style-name="T11"><draw:control text:anchor-type="as-char" draw:z-index="27" draw:style-name="gr2" draw:text-style-name="P25" svg:width="0.8594in" svg:height="0.2114in" draw:control="control29"/></text:span><text:span text:style-name="T11"><draw:control text:anchor-type="as-char" draw:z-index="28" draw:style-name="gr2" draw:text-style-name="P25" svg:width="1.4012in" svg:height="0.2114in" draw:control="control28"/></text:span><text:span text:style-name="T11"> </text:span></text:p>
      <text:p text:style-name="P14"><text:span text:style-name="T3"><draw:control text:anchor-type="as-char" draw:z-index="19" draw:style-name="gr2" draw:text-style-name="P25" svg:width="1.2453in" svg:height="0.2114in" draw:control="control20"/></text:span><text:span text:style-name="T3"> </text:span><text:span text:style-name="T3"><draw:control text:anchor-type="as-char" draw:z-index="20" draw:style-name="gr2" draw:text-style-name="P25" svg:width="0.6232in" svg:height="0.2114in" draw:control="control21"/></text:span><text:span text:style-name="T3"> </text:span><text:span text:style-name="T3"><draw:control text:anchor-type="as-char" draw:z-index="21" draw:style-name="gr1" draw:text-style-name="P24" svg:width="1.4134in" svg:height="0.1894in" draw:control="control22"/></text:span><text:span text:style-name="T3"> </text:span><text:span text:style-name="T3"><draw:control text:anchor-type="as-char" draw:z-index="22" draw:style-name="gr2" draw:text-style-name="P25" svg:width="1.7012in" svg:height="0.2114in" draw:control="control23"/></text:span></text:p>
      <text:p text:style-name="P14"><text:span text:style-name="T3">School mailing address: </text:span><text:span text:style-name="T3"><draw:control text:anchor-type="as-char" draw:z-index="9" draw:style-name="gr1" draw:text-style-name="P24" svg:width="5.4114in" svg:height="0.1894in" draw:control="control10"/></text:span></text:p>
      <text:p text:style-name="P14"><text:span text:style-name="T3">City: </text:span><text:span text:style-name="T3"><draw:control text:anchor-type="as-char" draw:z-index="29" draw:style-name="gr1" draw:text-style-name="P24" svg:width="4.9461in" svg:height="0.1894in" draw:control="control30"/></text:span><text:span text:style-name="T3"> <text:s/>State: </text:span><text:span text:style-name="T3"><draw:control text:anchor-type="as-char" draw:z-index="30" draw:style-name="gr1" draw:text-style-name="P24" svg:width="0.285in" svg:height="0.1894in" draw:control="control31"/></text:span><text:span text:style-name="T3"> <text:s/>Zip: </text:span><text:span text:style-name="T3"><draw:control text:anchor-type="as-char" draw:z-index="31" draw:style-name="gr1" draw:text-style-name="P24" svg:width="0.5394in" svg:height="0.1894in" draw:control="control32"/></text:span></text:p>
      <text:p text:style-name="P14"><text:span text:style-name="T4">Your phone number (school or cell)</text:span><text:span text:style-name="T3">: </text:span><text:span text:style-name="T3"><draw:control text:anchor-type="as-char" draw:z-index="7" draw:style-name="gr1" draw:text-style-name="P24" svg:width="4.6913in" svg:height="0.1894in" draw:control="control7"/></text:span></text:p>
      <text:p text:style-name="P14">Last day to receive mail at your school address: <draw:control text:anchor-type="as-char" draw:z-index="8" draw:style-name="gr1" draw:text-style-name="P24" svg:width="3.9539in" svg:height="0.1894in" draw:control="control9"/></text:p>
      <text:p text:style-name="P14"><text:span text:style-name="T10">Permanent mailing address: </text:span><text:span text:style-name="T10"><draw:control text:anchor-type="as-char" draw:z-index="10" draw:style-name="gr1" draw:text-style-name="P24" svg:width="5.1512in" svg:height="0.1894in" draw:control="control11"/></text:span></text:p>
      <text:p text:style-name="P14"><text:span text:style-name="T10">City: </text:span><text:span text:style-name="T10"><draw:control text:anchor-type="as-char" draw:z-index="32" draw:style-name="gr1" draw:text-style-name="P24" svg:width="4.9461in" svg:height="0.1894in" draw:control="control33"/></text:span><text:span text:style-name="T10"> <text:s/>State: </text:span><text:span text:style-name="T10"><draw:control text:anchor-type="as-char" draw:z-index="33" draw:style-name="gr1" draw:text-style-name="P24" svg:width="0.285in" svg:height="0.1894in" draw:control="control34"/></text:span><text:span text:style-name="T10"> <text:s/>Zip: </text:span><text:span text:style-name="T10"><draw:control text:anchor-type="as-char" draw:z-index="34" draw:style-name="gr1" draw:text-style-name="P24" svg:width="0.5394in" svg:height="0.1894in" draw:control="control35"/></text:span></text:p>
      <text:p text:style-name="P14"><text:span text:style-name="T10">Home phone:</text:span><text:span text:style-name="T10"><draw:control text:anchor-type="as-char" draw:z-index="11" draw:style-name="gr1" draw:text-style-name="P24" svg:width="6.0906in" svg:height="0.1894in" draw:control="control12"/></text:span></text:p>
      <text:p text:style-name="P6">Person to contact in case of an emergency:</text:p>
      <text:p text:style-name="P14"><text:span text:style-name="T8">Name: </text:span><text:span text:style-name="T8"><draw:control text:anchor-type="as-char" draw:z-index="12" draw:style-name="gr1" draw:text-style-name="P24" svg:width="4.626in" svg:height="0.1413in" draw:control="control13"/></text:span><text:span text:style-name="T8"> <text:s/>Phone: </text:span><text:span text:style-name="T8"><draw:control text:anchor-type="as-char" draw:z-index="35" draw:style-name="gr1" draw:text-style-name="P24" svg:width="1.2886in" svg:height="0.1894in" draw:control="control36"/></text:span></text:p>
      <text:p text:style-name="P14"><text:span text:style-name="T8">Relationship to you: </text:span><text:span text:style-name="T8"><draw:control text:anchor-type="as-char" draw:z-index="13" draw:style-name="gr1" draw:text-style-name="P24" svg:width="5.6661in" svg:height="0.1894in" draw:control="control14"/></text:span></text:p>
      <text:p text:style-name="P6"/>
      <text:p text:style-name="P6"/>
      <text:p text:style-name="P10">Education</text:p>
      <text:p text:style-name="P10"/>
      <text:p text:style-name="P10"/>
      <text:p text:style-name="P15"><text:span text:style-name="T8">Current institution: </text:span><text:span text:style-name="T8"><draw:control text:anchor-type="as-char" draw:z-index="14" draw:style-name="gr1" draw:text-style-name="P24" svg:width="5.7594in" svg:height="0.1894in" draw:control="control15"/></text:span></text:p>
      <text:p text:style-name="P15"><text:span text:style-name="T8">Current enrollment status: </text:span><text:span text:style-name="T8"><draw:control text:anchor-type="as-char" draw:z-index="36" draw:style-name="gr2" draw:text-style-name="P25" svg:width="0.963in" svg:height="0.2894in" draw:control="control37"/></text:span><text:span text:style-name="T8"><draw:control text:anchor-type="as-char" draw:z-index="37" draw:style-name="gr2" draw:text-style-name="P25" svg:width="1.074in" svg:height="0.2894in" draw:control="control38"/></text:span><text:span text:style-name="T8"><draw:control text:anchor-type="as-char" draw:z-index="38" draw:style-name="gr2" draw:text-style-name="P25" svg:width="0.6406in" svg:height="0.2894in" draw:control="control39"/></text:span><text:span text:style-name="T8"><draw:control text:anchor-type="as-char" draw:z-index="39" draw:style-name="gr2" draw:text-style-name="P25" svg:width="0.685in" svg:height="0.2894in" draw:control="control40"/></text:span></text:p>
      <text:p text:style-name="P15"><text:span text:style-name="T8">Month and year that you will receive your Bachelors degree: </text:span><text:span text:style-name="T9"><draw:control text:anchor-type="as-char" draw:z-index="15" draw:style-name="gr1" draw:text-style-name="P24" svg:width="3.1913in" svg:height="0.1894in" draw:control="control16"/></text:span></text:p>
      <text:p text:style-name="P9"/>
      <text:p text:style-name="P15"><text:span text:style-name="T8">Academic major: </text:span><text:span text:style-name="T8"><draw:control text:anchor-type="as-char" draw:z-index="16" draw:style-name="gr1" draw:text-style-name="P24" svg:width="5.8516in" svg:height="0.1894in" draw:control="control17"/></text:span></text:p>
      <text:p text:style-name="P7"/>
      <text:p text:style-name="P15"><text:span text:style-name="T8">Academic minor: </text:span><text:span text:style-name="T8"><draw:control text:anchor-type="as-char" draw:z-index="17" draw:style-name="gr1" draw:text-style-name="P24" svg:width="5.8453in" svg:height="0.1894in" draw:control="control18"/></text:span></text:p>
      <text:p text:style-name="P7"/>
      <text:p text:style-name="P6">Current GPA: <draw:control text:anchor-type="as-char" draw:z-index="18" draw:style-name="gr1" draw:text-style-name="P24" svg:width="6.063in" svg:height="0.1894in" draw:control="control19"/></text:p>
      <text:p text:style-name="P6"/>
      <text:p text:style-name="P10"/>
      <text:p text:style-name="P18">The Internship</text:p>
      <text:p text:style-name="P10"/>
      <text:p text:style-name="P7"/>
      <text:p text:style-name="P7">How did you learn about the Bioinformatics Summer Internship? </text:p>
      <text:p text:style-name="P15"><text:span text:style-name="T8"><draw:control text:anchor-type="as-char" draw:z-index="40" draw:style-name="gr2" draw:text-style-name="P25" svg:width="0.9071in" svg:height="0.2114in" draw:control="control41"/></text:span><text:span text:style-name="T8"><draw:control text:anchor-type="as-char" draw:z-index="41" draw:style-name="gr2" draw:text-style-name="P25" svg:width="1.3295in" svg:height="0.2114in" draw:control="control42"/></text:span><text:span text:style-name="T8"> </text:span><text:span text:style-name="T8"><draw:control text:anchor-type="as-char" draw:z-index="42" draw:style-name="gr2" draw:text-style-name="P25" svg:width="0.7295in" svg:height="0.2114in" draw:control="control43"/></text:span><text:span text:style-name="T8"> </text:span><text:span text:style-name="T8"><draw:control text:anchor-type="as-char" svg:y="-0.1563in" draw:z-index="43" draw:style-name="gr3" draw:text-style-name="P25" svg:width="0.674in" svg:height="0.2114in" draw:control="control44"/></text:span><text:span text:style-name="T8"> </text:span><text:span text:style-name="T8"><draw:control text:anchor-type="as-char" draw:z-index="44" draw:style-name="gr2" draw:text-style-name="P25" svg:width="1.0976in" svg:height="0.2114in" draw:control="control45"/></text:span><text:span text:style-name="T8"> <text:s/></text:span><text:span text:style-name="T8"><draw:control text:anchor-type="as-char" draw:z-index="45" draw:style-name="gr2" draw:text-style-name="P25" svg:width="0.6398in" svg:height="0.2114in" draw:control="control46"/></text:span><text:span text:style-name="T8"><draw:control text:anchor-type="as-char" draw:z-index="46" draw:style-name="gr1" draw:text-style-name="P24" svg:width="1.3295in" svg:height="0.1894in" draw:control="control47"/></text:span></text:p>
      <text:p text:style-name="P7"/>
      <text:p text:style-name="P6">List any computer or research experience you have had, including but not limited to, independent or course-related work (attach a separate sheet if necessary):</text:p>
      <text:p text:style-name="P6"><draw:control text:anchor-type="as-char" svg:y="0in" draw:z-index="47" draw:style-name="gr4" draw:text-style-name="P26" svg:width="6.9248in" svg:height="1.378in" draw:control="control48"/></text:p>
      <text:p text:style-name="P23"/>
      <text:p text:style-name="P23"/>
      <text:p text:style-name="P23">Essay</text:p>
      <text:p text:style-name="P23"/>
      <text:p text:style-name="P6">Describe why you would like to participate in the bioinformatics internship and what you hope to gain. <text:s/>Include how the internship experience relates to current academic plans and your future career goals. <text:s/>Please feel free to incorporate any other information that you feel is relevant to your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/>
    <style:font-face style:name="Times-Roman" svg:font-family="Times-Roman, Times" style:font-family-generic="swiss"/>
    <style:font-face style:name="Verdana-Bold" svg:font-family="Verdana-Bold, Verdana" style:font-family-generic="swiss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in" fo:margin-bottom="0in" fo:text-align="center" style:justify-single-word="false" fo:keep-with-next="always"/>
      <style:text-properties fo:color="#0000ff" fo:font-style="italic" style:font-name-asian="Times New Roman" style:font-style-asian="italic"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dri</meta:initial-creator>
    <meta:creation-date>2009-01-12T16:46:05</meta:creation-date>
    <dc:creator>Adri</dc:creator>
    <dc:date>2009-01-13T15:56:43</dc:date>
    <meta:editing-cycles>4</meta:editing-cycles>
    <meta:editing-duration>PT5H2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46" meta:word-count="353" meta:character-count="2321"/>
  </office:meta>
</office:document-meta>
</file>